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rotation-align="none"/>
      <style:text-properties fo:color="#ff0000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2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number-columns-repeated="1022" table:default-cell-style-name="Default"/>
        <table:table-row table:style-name="ro1"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Link</text:p>
          </table:table-cell>
          <table:table-cell table:style-name="ce38" office:value-type="string" calcext:value-type="string">
            <text:p>Status</text:p>
          </table:table-cell>
          <table:table-cell table:style-name="ce38" office:value-type="string" calcext:value-type="string">
            <text:p>Comment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39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8" office:value-type="string" calcext:value-type="string">
            <text:p>Download</text:p>
          </table:table-cell>
          <table:table-cell table:style-name="ce38" office:value-type="string" calcext:value-type="string">
            <text:p>URL</text:p>
          </table:table-cell>
          <table:table-cell table:style-name="ce3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9" office:value-type="string" calcext:value-type="string">
            <text:p>https://sillyventure.eu/download/sv2k23we_pack.zip 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9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4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42" office:value-type="string" calcext:value-type="string">
            <text:p>TODO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omment</text:p>
          </table:table-cell>
          <table:table-cell table:style-name="ce42" table:number-columns-repeated="1014"/>
        </table:table-row>
        <table:table-row table:style-name="ro1">
          <table:table-cell table:style-name="ce43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LEF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3" office:value-type="string" calcext:value-type="string">
            <text:p>BONUS:SV23WELO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BRITISHC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ATASCII:INSPEC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 calcext:value-type="string">
            <text:p>ATASCII:CAVEN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number-columns-repeated="1014"/>
        </table:table-row>
        <table:table-row table:style-name="ro1">
          <table:table-cell table:style-name="ce43" office:value-type="string" calcext:value-type="string">
            <text:p>ATASCII:CAVEQS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ATASCII:CAVETD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LIFTOFF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BKLAGOON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0];1;FIND(&quot;:&quot;;[.A10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CYBORGOP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1];1;FIND(&quot;:&quot;;[.A11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FX:SHADE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ANY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n/a</text:p>
          </table:table-cell>
          <table:table-cell table:style-name="ce47" table:formula="of:=MID([.A12];1;FIND(&quot;:&quot;;[.A12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URTIMATI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3];1;FIND(&quot;:&quot;;[.A13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KAMINRO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COLD (FIXED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4];1;FIND(&quot;:&quot;;[.A14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MSX:CHICKENL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ESC, 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256:MORSE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6];1;FIND(&quot;:&quot;;[.A16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BASIC REV. C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7];1;FIND(&quot;:&quot;;[.A1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PLANETAU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18];1;FIND(&quot;:&quot;;[.A18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MYJEWELS</text:p>
          </table:table-cell>
          <table:table-cell table:style-name="ce47" office:value-type="string" calcext:value-type="string">
            <text:p>OK (FIXED)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19];1;FIND(&quot;:&quot;;[.A19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GAME:ZDENDADD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0];1;FIND(&quot;:&quot;;[.A20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INTRO256:RETURNB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1];1;FIND(&quot;:&quot;;[.A2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256:ZELAX3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2];1;FIND(&quot;:&quot;;[.A2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W256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3];1;FIND(&quot;:&quot;;[.A2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INTRO256:SILLYBE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4];1;FIND(&quot;:&quot;;[.A2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GALAX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5];1;FIND(&quot;:&quot;;[.A25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0" office:value-type="string" calcext:value-type="string">
            <text:p>Requires Atari XL OS Rev. 2</text:p>
          </table:table-cell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BABYJAG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6];1;FIND(&quot;:&quot;;[.A26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WINTERB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Stereo</text:p>
          </table:table-cell>
          <table:table-cell table:style-name="ce47" table:formula="of:=MID([.A27];1;FIND(&quot;:&quot;;[.A27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INTRO16K:OFFSHOO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8];1;FIND(&quot;:&quot;;[.A2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PARTTI23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Mono, 2nd POKEY supported</text:p>
          </table:table-cell>
          <table:table-cell table:style-name="ce47" table:formula="of:=MID([.A29];1;FIND(&quot;:&quot;;[.A29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DANCENOW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0];1;FIND(&quot;:&quot;;[.A30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ZELAX30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1];1;FIND(&quot;:&quot;;[.A31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DEMO:BEEPEMV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2];1;FIND(&quot;:&quot;;[.A32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DEMO:BONU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DEMO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TOOL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LEFT, 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43" office:value-type="string" calcext:value-type="string">
            <text:p>WILD:SAPR0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5];1;FIND(&quot;:&quot;;[.A3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Default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36];1;FIND(&quot;:&quot;;[.A3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0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1];1;FIND(&quot;:&quot;;[.A4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0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2];1;FIND(&quot;:&quot;;[.A4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48"/>
          <table:table-cell table:number-columns-repeated="1014"/>
        </table:table-row>
        <table:table-row table:style-name="ro1">
          <table:table-cell table:style-name="ce43" office:value-type="string" calcext:value-type="string">
            <text:p>WILD:SAPR09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3];1;FIND(&quot;:&quot;;[.A4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0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4];1;FIND(&quot;:&quot;;[.A4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1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5];1;FIND(&quot;:&quot;;[.A45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2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6];1;FIND(&quot;:&quot;;[.A46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7];1;FIND(&quot;:&quot;;[.A47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4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8];1;FIND(&quot;:&quot;;[.A48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2" table:number-columns-repeated="1012"/>
        </table:table-row>
        <table:table-row table:style-name="ro1">
          <table:table-cell table:style-name="ce43" office:value-type="string" calcext:value-type="string">
            <text:p>WILD:SAPR15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49];1;FIND(&quot;:&quot;;[.A49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6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0];1;FIND(&quot;:&quot;;[.A50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7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3" office:value-type="string" calcext:value-type="string">
            <text:p>WILD:SAPR18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50" office:value-type="string" calcext:value-type="string">
            <text:p>Stereo, 2nd POKEY required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8" office:value-type="string" calcext:value-type="string">
            <text:p>Steps Required</text:p>
          </table:table-cell>
          <table:table-cell table:style-name="ce45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Not done</text:p>
          </table:table-cell>
          <table:table-cell table:style-name="ce45" table:formula="of:=COUNTIF(STEPS;&quot;&quot;)" office:value-type="float" office:value="0" calcext:value-type="float">
            <text:p>0</text:p>
          </table:table-cell>
          <table:table-cell table:style-name="ce39"/>
          <table:table-cell table:number-columns-repeated="4"/>
          <table:table-cell table:style-name="ce39"/>
          <table:table-cell table:number-columns-repeated="1016"/>
        </table:table-row>
        <table:table-row table:style-name="ro1">
          <table:table-cell table:style-name="ce38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Steps Done</text:p>
          </table:table-cell>
          <table:table-cell table:style-name="ce49" table:formula="of:=1-[.B55]/[.B54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Available</text:p>
          </table:table-cell>
          <table:table-cell table:style-name="ce45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5" table:formula="of:=COUNTIF([.H1:.H52];&quot;NO&quot;)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Entries TODO</text:p>
          </table:table-cell>
          <table:table-cell table:style-name="ce45" table:formula="of:=COUNTIF([.H2:.H53];&quot;YES&quot;)" office:value-type="float" office:value="0" calcext:value-type="float">
            <text:p>0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8" office:value-type="string" calcext:value-type="string">
            <text:p>Entries Done</text:p>
          </table:table-cell>
          <table:table-cell table:style-name="ce49" table:formula="of:=1-[.B60]/[.B58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Bonuses</text:p>
          </table:table-cell>
          <table:table-cell table:style-name="ce39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Songs</text:p>
          </table:table-cell>
          <table:table-cell table:style-name="ce39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raphics</text:p>
          </table:table-cell>
          <table:table-cell table:style-name="ce39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Intros</text:p>
          </table:table-cell>
          <table:table-cell table:style-name="ce39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Demos</text:p>
          </table:table-cell>
          <table:table-cell table:style-name="ce39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Games</text:p>
          </table:table-cell>
          <table:table-cell table:style-name="ce39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9" office:value-type="string" calcext:value-type="string">
            <text:p>Wilds</text:p>
          </table:table-cell>
          <table:table-cell table:style-name="ce39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Total</text:p>
          </table:table-cell>
          <table:table-cell table:style-name="ce39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2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1:00:10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5T11:02:19.011000000</dc:date>
    <meta:editing-cycles>823</meta:editing-cycles>
    <meta:editing-duration>P13DT11H44M10S</meta:editing-duration>
    <meta:generator>LibreOffice/7.1.5.2$Windows_x86 LibreOffice_project/85f04e9f809797b8199d13c421bd8a2b025d52b5</meta:generator>
    <meta:document-statistic meta:table-count="3" meta:cell-count="534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